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89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90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91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92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93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94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95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96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P97" style:family="paragraph" style:parent-style-name="Text_20_body">
      <style:paragraph-properties fo:text-align="justify" style:justify-single-word="false"/>
      <style:text-properties officeooo:rsid="011597d6" officeooo:paragraph-rsid="01389e76"/>
    </style:style>
    <style:style style:name="P98" style:family="paragraph" style:parent-style-name="Text_20_body">
      <style:paragraph-properties fo:text-align="justify" style:justify-single-word="false"/>
      <style:text-properties officeooo:rsid="011597d6" officeooo:paragraph-rsid="0138ace1"/>
    </style:style>
    <style:style style:name="P99" style:family="paragraph" style:parent-style-name="Standard">
      <style:text-properties officeooo:rsid="011597d6" officeooo:paragraph-rsid="011239bb"/>
    </style:style>
    <style:style style:name="P10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101" style:family="paragraph" style:parent-style-name="Text_20_body">
      <style:paragraph-properties fo:text-align="justify" style:justify-single-word="false"/>
      <style:text-properties officeooo:rsid="011597d6" officeooo:paragraph-rsid="01391a8c"/>
    </style:style>
    <style:style style:name="T1" style:family="text">
      <style:text-properties officeooo:rsid="012e406a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T76" style:family="text">
      <style:text-properties officeooo:rsid="00560d37"/>
    </style:style>
    <style:style style:name="T77" style:family="text">
      <style:text-properties officeooo:rsid="012ff671"/>
    </style:style>
    <style:style style:name="T78" style:family="text">
      <style:text-properties officeooo:rsid="012ff897"/>
    </style:style>
    <style:style style:name="T79" style:family="text">
      <style:text-properties officeooo:rsid="01305637"/>
    </style:style>
    <style:style style:name="T80" style:family="text">
      <style:text-properties officeooo:rsid="0130d3ed"/>
    </style:style>
    <style:style style:name="T81" style:family="text">
      <style:text-properties officeooo:rsid="0131f85a"/>
    </style:style>
    <style:style style:name="T82" style:family="text">
      <style:text-properties officeooo:rsid="0133c840"/>
    </style:style>
    <style:style style:name="T83" style:family="text">
      <style:text-properties officeooo:rsid="01352eb4"/>
    </style:style>
    <style:style style:name="T84" style:family="text">
      <style:text-properties officeooo:rsid="0136ea6e"/>
    </style:style>
    <style:style style:name="T85" style:family="text">
      <style:text-properties officeooo:rsid="01389e76"/>
    </style:style>
    <style:style style:name="T86" style:family="text">
      <style:text-properties officeooo:rsid="0138ace1"/>
    </style:style>
    <style:style style:name="T87" style:family="text">
      <style:text-properties officeooo:rsid="01391a8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00"><text:s/><text:span text:style-name="T2">40</text:span><text:span text:style-name="T49"> - Manual Update History</text:span></text:p>
          </table:table-cell>
        </table:table-row>
      </table:table>
      <text:p text:style-name="P99"/>
      <text:p text:style-name="P101"><text:span text:style-name="T86">0</text:span><text:span text:style-name="T87">8</text:span>.<text:span text:style-name="T86">0</text:span><text:span text:style-name="T87">5</text:span>.2025 <text:span text:style-name="T76">– </text:span><text:span text:style-name="T77">Updated the manual to Bforartists 4 version 4.</text:span><text:span text:style-name="T86">4</text:span><text:span text:style-name="T77">.</text:span><text:span text:style-name="T87">3</text:span></text:p>
      <text:p text:style-name="P98"><text:span text:style-name="T86">03</text:span>.<text:span text:style-name="T86">04</text:span>.2025 <text:span text:style-name="T76">– </text:span><text:span text:style-name="T77">Updated the manual to Bforartists 4 version 4.</text:span><text:span text:style-name="T86">4</text:span><text:span text:style-name="T77">.</text:span><text:span text:style-name="T86">0</text:span></text:p>
      <text:p text:style-name="P97"><text:span text:style-name="T85">15</text:span>.0<text:span text:style-name="T85">2</text:span>.2025 <text:span text:style-name="T76">– </text:span><text:span text:style-name="T77">Updated the manual to Bforartists 4 version 4.</text:span><text:span text:style-name="T83">3</text:span><text:span text:style-name="T77">.</text:span><text:span text:style-name="T85">3</text:span></text:p>
      <text:p text:style-name="P96">2<text:span text:style-name="T84">6</text:span>.01.2025 <text:span text:style-name="T76">– </text:span><text:span text:style-name="T77">Updated the manual to Bforartists 4 version 4.</text:span><text:span text:style-name="T83">3</text:span><text:span text:style-name="T77">.</text:span><text:span text:style-name="T84">2</text:span></text:p>
      <text:p text:style-name="P95"><text:span text:style-name="T83">12</text:span><text:span text:style-name="T77">.</text:span><text:span text:style-name="T83">12</text:span><text:span text:style-name="T77">.202</text:span><text:span text:style-name="T79">4</text:span><text:span text:style-name="T76"> – </text:span><text:span text:style-name="T77">Updated the manual to Bforartists 4 version 4.</text:span><text:span text:style-name="T83">3</text:span><text:span text:style-name="T77">.</text:span><text:span text:style-name="T83">1</text:span></text:p>
      <text:p text:style-name="P94"><text:span text:style-name="T82">27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al to Bforartists 4 version 4.</text:span><text:span text:style-name="T81">2</text:span><text:span text:style-name="T77">.</text:span><text:span text:style-name="T82">1</text:span></text:p>
      <text:p text:style-name="P93"><text:span text:style-name="T81">23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al to Bforartists 4 version 4.</text:span><text:span text:style-name="T81">2</text:span><text:span text:style-name="T77">.</text:span><text:span text:style-name="T81">0</text:span></text:p>
      <text:p text:style-name="P92"><text:span text:style-name="T80">23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al to Bforartists 4 version 4.</text:span><text:span text:style-name="T79">1</text:span><text:span text:style-name="T77">.</text:span><text:span text:style-name="T80">1</text:span></text:p>
      <text:p text:style-name="P91"><text:span text:style-name="T79">01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al to Bforartists 4 version 4.</text:span><text:span text:style-name="T79">1</text:span><text:span text:style-name="T77">.</text:span><text:span text:style-name="T79">0</text:span></text:p>
      <text:p text:style-name="P90"><text:span text:style-name="T78">11</text:span><text:span text:style-name="T77">.1</text:span><text:span text:style-name="T78">2</text:span><text:span text:style-name="T77">.2023</text:span><text:span text:style-name="T76"> – </text:span><text:span text:style-name="T77">Updated the manual to Bforartists 4 version 4.0.</text:span><text:span text:style-name="T78">2</text:span></text:p>
      <text:p text:style-name="P89"><text:span text:style-name="T77">18.11.2023</text:span><text:span text:style-name="T76"> – </text:span><text:span text:style-name="T77">Updated the manual to Bforartists 4 version 4.0.1</text:span></text:p>
      <text:p text:style-name="P88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88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<text:soft-page-break/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<text:soft-page-break/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<text:soft-page-break/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<text:soft-page-break/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8M1S</meta:editing-duration>
    <meta:editing-cycles>285</meta:editing-cycles>
    <meta:generator>LibreOffice/24.2.5.2$Windows_X86_64 LibreOffice_project/bffef4ea93e59bebbeaf7f431bb02b1a39ee8a59</meta:generator>
    <dc:date>2025-05-07T18:22:58.832000000</dc:date>
    <meta:document-statistic meta:table-count="1" meta:image-count="1" meta:object-count="0" meta:page-count="7" meta:paragraph-count="190" meta:word-count="2599" meta:character-count="15015" meta:non-whitespace-character-count="12578"/>
    <meta:template xlink:type="simple" xlink:actuate="onRequest" xlink:title="standard1cm" xlink:href="../../../../AppData/Roaming/LibreOffice/4/user/template/standard1cm.ott" meta:date="2016-03-28T18:47:57.125000000"/>
  </office:meta>
</office:document-meta>
</file>